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921cm" table:align="margins"/>
    </style:style>
    <style:style style:name="Table1.A" style:family="table-column">
      <style:table-column-properties style:column-width="2.274cm" style:rel-column-width="9362*"/>
    </style:style>
    <style:style style:name="Table1.B" style:family="table-column">
      <style:table-column-properties style:column-width="3.032cm" style:rel-column-width="12482*"/>
    </style:style>
    <style:style style:name="Table1.C" style:family="table-column">
      <style:table-column-properties style:column-width="4.549cm" style:rel-column-width="18724*"/>
    </style:style>
    <style:style style:name="Table1.D" style:family="table-column">
      <style:table-column-properties style:column-width="6.066cm" style:rel-column-width="24967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5.921cm" table:align="margins"/>
    </style:style>
    <style:style style:name="Table2.A" style:family="table-column">
      <style:table-column-properties style:column-width="2.274cm" style:rel-column-width="9362*"/>
    </style:style>
    <style:style style:name="Table2.B" style:family="table-column">
      <style:table-column-properties style:column-width="3.032cm" style:rel-column-width="12482*"/>
    </style:style>
    <style:style style:name="Table2.C" style:family="table-column">
      <style:table-column-properties style:column-width="4.549cm" style:rel-column-width="18724*"/>
    </style:style>
    <style:style style:name="Table2.D" style:family="table-column">
      <style:table-column-properties style:column-width="6.066cm" style:rel-column-width="24967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Комплексна контрольна робота з СПЗ</text:p>
      <text:p text:style-name="Author">Клокун В. Д.</text:p>
      <text:p text:style-name="Date">2019-05-18</text:p>
      <text:h text:style-name="Heading_20_1" text:outline-level="1"><text:bookmark-start text:name="варіант-27"/>Варіант № 27<text:bookmark-end text:name="варіант-27"/></text:h>
      <text:h text:style-name="Heading_20_2" text:outline-level="2"><text:bookmark-start text:name="поясніть-поняття-пріоритет-процесу.-розгляньте-роль-яку-пріоритет-процесу-відіграє-в-операційній-системі"/>Поясніть поняття «пріоритет процесу». Розгляньте роль, яку пріоритет процесу відіграє в операційній системі<text:bookmark-end text:name="поясніть-поняття-пріоритет-процесу.-розгляньте-роль-яку-пріоритет-процесу-відіграє-в-операційній-системі"/></text:h>
      <text:p text:style-name="First_20_paragraph">Пріоритет процесу — це значення, яке показує, в якому порядку даний процес буде виконаний в черзі задач. В операційній системі пріоритети процесів відіграють значну роль у плануванні задач: вони допомагають планувальнику задач визначити, в якому порядку запускати процеси і як розподілити між ними ресурси залежно від того, які пріоритети мають дані процеси.</text:p>
      <text:h text:style-name="Heading_20_2" text:outline-level="2"><text:bookmark-start text:name="що-таке-право-на-читання-право-на-запис-право-на-виконання-по-відношенню-до-файлів"/>Що таке «право на читання», «право на запис», «право на виконання» по відношенню до файлів?<text:bookmark-end text:name="що-таке-право-на-читання-право-на-запис-право-на-виконання-по-відношенню-до-файлів"/></text:h>
      <text:p text:style-name="First_20_paragraph">Відносно файлів права визначаються так:</text:p>
      <text:list xml:id="list3451883769" text:style-name="L1">
        <text:list-item>
          <text:p text:style-name="P2">Читання (r, <text:span text:style-name="T1">r</text:span>ead) — це право переглядати зміст файлу.</text:p>
        </text:list-item>
        <text:list-item>
          <text:p text:style-name="P2">Запис (w, <text:span text:style-name="T1">w</text:span>rite) — це право змінювати зміст файлу, тобто редагувати, додавати або видаляти інформацію з нього.</text:p>
        </text:list-item>
        <text:list-item>
          <text:p text:style-name="P2">Виконання (x, e<text:span text:style-name="T1">x</text:span>ecute) — це право запускати файл на виконання, тобто запускати сценарій (скрипт) на обробку відповідним інтерпретатором або програму чи інший виконуваний файл — безпосередньо операційною системою.</text:p>
        </text:list-item>
      </text:list>
      <text:h text:style-name="Heading_20_2" text:outline-level="2"><text:bookmark-start text:name="наведіть-відомі-вам-команди-для-роботи-з-файлами-і-каталогами-в-операційних-системах-dos-windows-linux-unix.-дайте-їм-коротку-характеристику.-наведіть-приклади"/>Наведіть відомі вам команди для роботи з файлами і каталогами в операційних системах DOS, Windows, Linux, Unix. Дайте їм коротку характеристику. Наведіть приклади<text:bookmark-end text:name="наведіть-відомі-вам-команди-для-роботи-з-файлами-і-каталогами-в-операційних-системах-dos-windows-linux-unix.-дайте-їм-коротку-характеристику.-наведіть-приклади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Команда</text:p>
            </table:table-cell>
            <table:table-cell table:style-name="Table1.A1" office:value-type="string">
              <text:p text:style-name="Table_20_Heading">Призначення</text:p>
            </table:table-cell>
            <table:table-cell table:style-name="Table1.A1" office:value-type="string">
              <text:p text:style-name="Table_20_Heading">Приклад викор.</text:p>
            </table:table-cell>
            <table:table-cell table:style-name="Table1.A1" office:value-type="string">
              <text:p text:style-name="Table_20_Heading">Опис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5f_Text">cat</text:span></text:p>
          </table:table-cell>
          <table:table-cell table:style-name="Table1.A1" office:value-type="string">
            <text:p text:style-name="Table_20_Contents">Вивід змісту файлів</text:p>
          </table:table-cell>
          <table:table-cell table:style-name="Table1.A1" office:value-type="string">
            <text:p text:style-name="Table_20_Contents"><text:span text:style-name="Source_5f_Text">cat file</text:span></text:p>
          </table:table-cell>
          <table:table-cell table:style-name="Table1.A1" office:value-type="string">
            <text:p text:style-name="Table_20_Contents">Переглянути зміст файлу <text:span text:style-name="Source_5f_Text">fil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5f_Text">ls</text:span></text:p>
          </table:table-cell>
          <table:table-cell table:style-name="Table1.A1" office:value-type="string">
            <text:p text:style-name="Table_20_Contents">Вивід змісту директорій</text:p>
          </table:table-cell>
          <table:table-cell table:style-name="Table1.A1" office:value-type="string">
            <text:p text:style-name="Table_20_Contents"><text:span text:style-name="Source_5f_Text">ls -l .</text:span></text:p>
          </table:table-cell>
          <table:table-cell table:style-name="Table1.A1" office:value-type="string">
            <text:p text:style-name="Table_20_Contents">Переглянути зміст поточної директорії</text:p>
          </table:table-cell>
        </table:table-row>
        <table:table-row>
          <table:table-cell table:style-name="Table1.A1" office:value-type="string">
            <text:p text:style-name="Table_20_Contents"><text:span text:style-name="Source_5f_Text">touch</text:span></text:p>
          </table:table-cell>
          <table:table-cell table:style-name="Table1.A1" office:value-type="string">
            <text:p text:style-name="Table_20_Contents">Створення файлів</text:p>
          </table:table-cell>
          <table:table-cell table:style-name="Table1.A1" office:value-type="string">
            <text:p text:style-name="Table_20_Contents"><text:span text:style-name="Source_5f_Text">touch file1</text:span></text:p>
          </table:table-cell>
          <table:table-cell table:style-name="Table1.A1" office:value-type="string">
            <text:p text:style-name="Table_20_Contents">Створити файл <text:span text:style-name="Source_5f_Text">file1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5f_Text">mkdir</text:span></text:p>
          </table:table-cell>
          <table:table-cell table:style-name="Table1.A1" office:value-type="string">
            <text:p text:style-name="Table_20_Contents">Створення директорій</text:p>
          </table:table-cell>
          <table:table-cell table:style-name="Table1.A1" office:value-type="string">
            <text:p text:style-name="Table_20_Contents"><text:span text:style-name="Source_5f_Text">mkdir dir1</text:span></text:p>
          </table:table-cell>
          <table:table-cell table:style-name="Table1.A1" office:value-type="string">
            <text:p text:style-name="Table_20_Contents">Створити директорію <text:span text:style-name="Source_5f_Text">dir1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5f_Text">cp</text:span></text:p>
          </table:table-cell>
          <table:table-cell table:style-name="Table1.A1" office:value-type="string">
            <text:p text:style-name="Table_20_Contents">Копіювання файлів і директорій</text:p>
          </table:table-cell>
          <table:table-cell table:style-name="Table1.A1" office:value-type="string">
            <text:p text:style-name="Table_20_Contents"><text:span text:style-name="Source_5f_Text">cp -r dir1 dir2</text:span></text:p>
          </table:table-cell>
          <table:table-cell table:style-name="Table1.A1" office:value-type="string">
            <text:p text:style-name="Table_20_Contents">Скопіювати директорію <text:span text:style-name="Source_5f_Text">dir1</text:span> і її зміст у директорію <text:span text:style-name="Source_5f_Text">dir2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5f_Text">mv</text:span></text:p>
          </table:table-cell>
          <table:table-cell table:style-name="Table1.A1" office:value-type="string">
            <text:p text:style-name="Table_20_Contents">Переміщення <text:soft-page-break/>файлів і директорій</text:p>
          </table:table-cell>
          <table:table-cell table:style-name="Table1.A1" office:value-type="string">
            <text:p text:style-name="Table_20_Contents"><text:span text:style-name="Source_5f_Text">mv dir2 dir3</text:span></text:p>
          </table:table-cell>
          <table:table-cell table:style-name="Table1.A1" office:value-type="string">
            <text:p text:style-name="Table_20_Contents">Перейменувати директорію <text:soft-page-break/><text:span text:style-name="Source_5f_Text">dir2</text:span> в <text:span text:style-name="Source_5f_Text">dir3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5f_Text">rm</text:span></text:p>
          </table:table-cell>
          <table:table-cell table:style-name="Table1.A1" office:value-type="string">
            <text:p text:style-name="Table_20_Contents">Видалення файлів і директорій</text:p>
          </table:table-cell>
          <table:table-cell table:style-name="Table1.A1" office:value-type="string">
            <text:p text:style-name="Table_20_Contents"><text:span text:style-name="Source_5f_Text">rm -r dir1</text:span></text:p>
          </table:table-cell>
          <table:table-cell table:style-name="Table1.A1" office:value-type="string">
            <text:p text:style-name="Table_20_Contents">Видалити директорію <text:span text:style-name="Source_5f_Text">dir1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5f_Text">chown</text:span></text:p>
          </table:table-cell>
          <table:table-cell table:style-name="Table1.A1" office:value-type="string">
            <text:p text:style-name="Table_20_Contents">Зміна власника файлів або директорій</text:p>
          </table:table-cell>
          <table:table-cell table:style-name="Table1.A1" office:value-type="string">
            <text:p text:style-name="Table_20_Contents"><text:span text:style-name="Source_5f_Text">chown user file1</text:span></text:p>
          </table:table-cell>
          <table:table-cell table:style-name="Table1.A1" office:value-type="string">
            <text:p text:style-name="Table_20_Contents">Призначити користувача <text:span text:style-name="Source_5f_Text">user</text:span> власником файлу <text:span text:style-name="Source_5f_Text">file1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5f_Text">chgrp</text:span></text:p>
          </table:table-cell>
          <table:table-cell table:style-name="Table1.A1" office:value-type="string">
            <text:p text:style-name="Table_20_Contents">Зміна групи, якій належить файл</text:p>
          </table:table-cell>
          <table:table-cell table:style-name="Table1.A1" office:value-type="string">
            <text:p text:style-name="Table_20_Contents"><text:span text:style-name="Source_5f_Text">chgrp group file1</text:span></text:p>
          </table:table-cell>
          <table:table-cell table:style-name="Table1.A1" office:value-type="string">
            <text:p text:style-name="Table_20_Contents">Встановити, що групі <text:span text:style-name="Source_5f_Text">group</text:span> належить файл <text:span text:style-name="Source_5f_Text">file1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5f_Text">chmod</text:span></text:p>
          </table:table-cell>
          <table:table-cell table:style-name="Table1.A1" office:value-type="string">
            <text:p text:style-name="Table_20_Contents">Зміна режиму файлу</text:p>
          </table:table-cell>
          <table:table-cell table:style-name="Table1.A1" office:value-type="string">
            <text:p text:style-name="Table_20_Contents"><text:span text:style-name="Source_5f_Text">chmod g+w file1</text:span></text:p>
          </table:table-cell>
          <table:table-cell table:style-name="Table1.A1" office:value-type="string">
            <text:p text:style-name="Table_20_Contents">Надати групі, якій належить файл <text:span text:style-name="Source_5f_Text">file1</text:span>, право на запис у нього</text:p>
          </table:table-cell>
        </table:table-row>
      </table:table>
      <text:p text:style-name="Table">Table <text:sequence text:ref-name="refTable0" text:name="Table" text:formula="ooow:Table+1" style:num-format="1">1</text:sequence>: Команди для роботи з файлами і директоріями в операційних системах Unix і Linux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Команда</text:p>
            </table:table-cell>
            <table:table-cell table:style-name="Table2.A1" office:value-type="string">
              <text:p text:style-name="Table_20_Heading">Призначення</text:p>
            </table:table-cell>
            <table:table-cell table:style-name="Table2.A1" office:value-type="string">
              <text:p text:style-name="Table_20_Heading">Приклад викор.</text:p>
            </table:table-cell>
            <table:table-cell table:style-name="Table2.A1" office:value-type="string">
              <text:p text:style-name="Table_20_Heading">Опис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5f_Text">type</text:span></text:p>
          </table:table-cell>
          <table:table-cell table:style-name="Table2.A1" office:value-type="string">
            <text:p text:style-name="Table_20_Contents">Вивід змісту файлів</text:p>
          </table:table-cell>
          <table:table-cell table:style-name="Table2.A1" office:value-type="string">
            <text:p text:style-name="Table_20_Contents"><text:span text:style-name="Source_5f_Text">type file</text:span></text:p>
          </table:table-cell>
          <table:table-cell table:style-name="Table2.A1" office:value-type="string">
            <text:p text:style-name="Table_20_Contents">Переглянути зміст файлу <text:span text:style-name="Source_5f_Text">file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5f_Text">dir</text:span></text:p>
          </table:table-cell>
          <table:table-cell table:style-name="Table2.A1" office:value-type="string">
            <text:p text:style-name="Table_20_Contents">Вивід змісту директорій</text:p>
          </table:table-cell>
          <table:table-cell table:style-name="Table2.A1" office:value-type="string">
            <text:p text:style-name="Table_20_Contents"><text:span text:style-name="Source_5f_Text">dir /b .</text:span></text:p>
          </table:table-cell>
          <table:table-cell table:style-name="Table2.A1" office:value-type="string">
            <text:p text:style-name="Table_20_Contents">Перегляд змісту поточної директорії (аналог <text:span text:style-name="Source_5f_Text">ls</text:span>)</text:p>
          </table:table-cell>
        </table:table-row>
        <table:table-row>
          <table:table-cell table:style-name="Table2.A1" office:value-type="string">
            <text:p text:style-name="Table_20_Contents"><text:span text:style-name="Source_5f_Text">md</text:span></text:p>
          </table:table-cell>
          <table:table-cell table:style-name="Table2.A1" office:value-type="string">
            <text:p text:style-name="Table_20_Contents">Створення директорій</text:p>
          </table:table-cell>
          <table:table-cell table:style-name="Table2.A1" office:value-type="string">
            <text:p text:style-name="Table_20_Contents"><text:span text:style-name="Source_5f_Text">md dir1</text:span></text:p>
          </table:table-cell>
          <table:table-cell table:style-name="Table2.A1" office:value-type="string">
            <text:p text:style-name="Table_20_Contents">Створити директорію <text:span text:style-name="Source_5f_Text">dir1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5f_Text">copy</text:span></text:p>
          </table:table-cell>
          <table:table-cell table:style-name="Table2.A1" office:value-type="string">
            <text:p text:style-name="Table_20_Contents">Копіювання файлів</text:p>
          </table:table-cell>
          <table:table-cell table:style-name="Table2.A1" office:value-type="string">
            <text:p text:style-name="Table_20_Contents"><text:span text:style-name="Source_5f_Text">copy file1 file2</text:span></text:p>
          </table:table-cell>
          <table:table-cell table:style-name="Table2.A1" office:value-type="string">
            <text:p text:style-name="Table_20_Contents">Скопіювати файл <text:span text:style-name="Source_5f_Text">file1</text:span> у файл <text:span text:style-name="Source_5f_Text">file2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5f_Text">xcopy</text:span></text:p>
          </table:table-cell>
          <table:table-cell table:style-name="Table2.A1" office:value-type="string">
            <text:p text:style-name="Table_20_Contents">Копіювання директорій</text:p>
          </table:table-cell>
          <table:table-cell table:style-name="Table2.A1" office:value-type="string">
            <text:p text:style-name="Table_20_Contents"><text:span text:style-name="Source_5f_Text">xcopy dir1 dir2</text:span></text:p>
          </table:table-cell>
          <table:table-cell table:style-name="Table2.A1" office:value-type="string">
            <text:p text:style-name="Table_20_Contents">Скопіювати директорію <text:span text:style-name="Source_5f_Text">file1</text:span> у директорію <text:span text:style-name="Source_5f_Text">file2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5f_Text">move</text:span></text:p>
          </table:table-cell>
          <table:table-cell table:style-name="Table2.A1" office:value-type="string">
            <text:p text:style-name="Table_20_Contents">Переміщення файлів і директорій</text:p>
          </table:table-cell>
          <table:table-cell table:style-name="Table2.A1" office:value-type="string">
            <text:p text:style-name="Table_20_Contents"><text:span text:style-name="Source_5f_Text">move dir1 dir2</text:span></text:p>
          </table:table-cell>
          <table:table-cell table:style-name="Table2.A1" office:value-type="string">
            <text:p text:style-name="Table_20_Contents">Перейменувати директорію <text:span text:style-name="Source_5f_Text">copied-dir</text:span> в <text:span text:style-name="Source_5f_Text">ren-dir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5f_Text">del</text:span></text:p>
          </table:table-cell>
          <table:table-cell table:style-name="Table2.A1" office:value-type="string">
            <text:p text:style-name="Table_20_Contents">Видалення файлів і директорій</text:p>
          </table:table-cell>
          <table:table-cell table:style-name="Table2.A1" office:value-type="string">
            <text:p text:style-name="Table_20_Contents"><text:span text:style-name="Source_5f_Text">del /S /Q dir1</text:span></text:p>
          </table:table-cell>
          <table:table-cell table:style-name="Table2.A1" office:value-type="string">
            <text:p text:style-name="Table_20_Contents">Видалити директорію <text:span text:style-name="Source_5f_Text">dir1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5f_Text">attrib</text:span></text:p>
          </table:table-cell>
          <table:table-cell table:style-name="Table2.A1" office:value-type="string">
            <text:p text:style-name="Table_20_Contents">Зміна атрибутів файлів або директорій</text:p>
          </table:table-cell>
          <table:table-cell table:style-name="Table2.A1" office:value-type="string">
            <text:p text:style-name="Table_20_Contents"><text:span text:style-name="Source_5f_Text">attrib +R file1</text:span></text:p>
          </table:table-cell>
          <table:table-cell table:style-name="Table2.A1" office:value-type="string">
            <text:p text:style-name="Table_20_Contents">Встановити атрибут «тільки для читання» файлу <text:span text:style-name="Source_5f_Text">file1</text:span></text:p>
          </table:table-cell>
        </table:table-row>
      </table:table>
      <text:p text:style-name="Table">Table <text:sequence text:ref-name="refTable1" text:name="Table" text:formula="ooow:Table+1" style:num-format="1">2</text:sequence>: Команди для роботи з файлами і директоріями в операційних системах DOS і Windows</text:p>
      <text:h text:style-name="Heading_20_3" text:outline-level="3"><text:bookmark-start text:name="команди-для-роботи-з-файлами-і-директоріями-в-операційних-системах-unix-і-linux"/>Команди для роботи з файлами і директоріями в операційних системах Unix і Linux<text:bookmark-end text:name="команди-для-роботи-з-файлами-і-директоріями-в-операційних-системах-unix-і-linux"/></text:h>
      <text:h text:style-name="Heading_20_4" text:outline-level="4"><text:bookmark-start text:name="перегляд-змісту"/>Перегляд змісту<text:bookmark-end text:name="перегляд-змісту"/></text:h>
      <text:p text:style-name="First_20_paragraph">Щоб переглянути зміст файлу в операційних системах Unix і Linux використовують <text:soft-page-break/>команду <text:span text:style-name="Source_5f_Text">cat</text:span>. Наприклад, щоб переглянути повний зміст файлу <text:span text:style-name="Source_5f_Text">file</text:span>, команду використовують так:</text:p>
      <text:p text:style-name="Preformatted_20_Text">cat file</text:p>
      <text:p text:style-name="First_20_paragraph">Взагалі, команда <text:span text:style-name="Source_5f_Text">cat</text:span> використовується для конкатенації змісту файлів або потоків, але без параметрів на одному вхідному файлі вона виводить зміст заданого файлу.</text:p>
      <text:p text:style-name="Text_20_body">Також можна переглянути певну кількість перших або останніх рядків файлу за допомогою команд <text:span text:style-name="Source_5f_Text">head</text:span> і <text:span text:style-name="Source_5f_Text">tail</text:span> відповідно:</text:p>
      <text:p text:style-name="Preformatted_20_Text">head file</text:p>
      <text:p text:style-name="Preformatted_20_Text">tail file</text:p>
      <text:p text:style-name="First_20_paragraph">Щоб переглянути зміст директорії, використовують команду <text:span text:style-name="Source_5f_Text">ls</text:span>:</text:p>
      <text:p text:style-name="Preformatted_20_Text">ls</text:p>
      <text:p text:style-name="First_20_paragraph">Також можна переглянути зміст і розгорнуті деталі про кожен з елементів директорії за допомогою параметра <text:span text:style-name="Source_5f_Text">-l</text:span>:</text:p>
      <text:p text:style-name="Preformatted_20_Text">ls -l</text:p>
      <text:h text:style-name="Heading_20_4" text:outline-level="4"><text:bookmark-start text:name="створення"/>Створення<text:bookmark-end text:name="створення"/></text:h>
      <text:p text:style-name="First_20_paragraph">Щоб створити файл виключно за допомогою команд, використовують команду <text:span text:style-name="Source_5f_Text">touch</text:span>. Вона змінює дату і час останнього звернення до заданого файлу, якщо він існує; якщо ж файл не існує, вона створює заданий файл. Наприклад, щоб створити файл <text:span text:style-name="Source_5f_Text">new-file</text:span> команда використовується так:</text:p>
      <text:p text:style-name="Preformatted_20_Text">touch new-file</text:p>
      <text:p text:style-name="First_20_paragraph">Щоб створити директорію, використовують команду <text:span text:style-name="Source_5f_Text">mkdir</text:span>:</text:p>
      <text:p text:style-name="Preformatted_20_Text">mkdir new-dir</text:p>
      <text:p text:style-name="First_20_paragraph">Часто необхідно створити цілу низку директорій, вкладених одна в одну. Для цього команду <text:span text:style-name="Source_5f_Text">mkdir</text:span> використовують з параметром <text:span text:style-name="Source_5f_Text">-p</text:span>. Наприклад:</text:p>
      <text:p text:style-name="Preformatted_20_Text">mkdir -p new-dir/level-1/level-2/level-3</text:p>
      <text:h text:style-name="Heading_20_4" text:outline-level="4"><text:bookmark-start text:name="копіювання"/>Копіювання<text:bookmark-end text:name="копіювання"/></text:h>
      <text:p text:style-name="First_20_paragraph">Щоб скопіювати файл або директорію, використовують команду <text:span text:style-name="Source_5f_Text">cp</text:span>. Наприклад, щоб скопіювати файл <text:span text:style-name="Source_5f_Text">new-file</text:span> у файл <text:span text:style-name="Source_5f_Text">copied-file</text:span>, команду запускають так:</text:p>
      <text:p text:style-name="Preformatted_20_Text">cp new-file copied-file</text:p>
      <text:p text:style-name="First_20_paragraph">Якщо ж треба скопіювати директорію з її вмістом, команду запускають з параметром <text:span text:style-name="Source_5f_Text">-r</text:span>:</text:p>
      <text:p text:style-name="Preformatted_20_Text">cp -r new-dir copied-dir</text:p>
      <text:h text:style-name="Heading_20_4" text:outline-level="4"><text:bookmark-start text:name="видалення"/>Видалення<text:bookmark-end text:name="видалення"/></text:h>
      <text:p text:style-name="First_20_paragraph">Щоб видалити файл або директорію, використовують команду <text:span text:style-name="Source_5f_Text">rm</text:span>. Наприклад, щоб видалити файл <text:span text:style-name="Source_5f_Text">new-file</text:span> команда використовується так:</text:p>
      <text:p text:style-name="Preformatted_20_Text">rm new-file</text:p>
      <text:p text:style-name="First_20_paragraph">Щоб видалити директорію, цю ж команду запускають з параметром <text:span text:style-name="Source_5f_Text">-r</text:span>:</text:p>
      <text:p text:style-name="Preformatted_20_Text">rm -r new-dir</text:p>
      <text:p text:style-name="First_20_paragraph">Також можна запустити видалення файлів і директорій в інтерактивному режимі, щоб підтверджувати видалення кожного елементу. Для цього потрібен параметр <text:span text:style-name="Source_5f_Text">-i</text:span>:</text:p>
      <text:p text:style-name="Preformatted_20_Text">rm -i new-dir/</text:p>
      <text:h text:style-name="Heading_20_4" text:outline-level="4"><text:bookmark-start text:name="зміна-параметрів"/>Зміна параметрів<text:bookmark-end text:name="зміна-параметрів"/></text:h>
      <text:p text:style-name="First_20_paragraph">Щоб змінити параметри файлів і директорій, використовують команди <text:span text:style-name="Source_5f_Text">chown</text:span>, <text:span text:style-name="Source_5f_Text">chgrp</text:span> і <text:span text:style-name="Source_5f_Text">chmod</text:span>. Команда <text:span text:style-name="Source_5f_Text">chown</text:span> змінює власника файлу: задає користувача, який володіє <text:soft-page-break/>файлом. Наприклад, щоб встановити, що користувач <text:span text:style-name="Source_5f_Text">user</text:span> володіє файлом <text:span text:style-name="Source_5f_Text">owned-file</text:span>, використовують таку команду:</text:p>
      <text:p text:style-name="Preformatted_20_Text">chown user owned-file</text:p>
      <text:p text:style-name="First_20_paragraph">Аналогічно до <text:span text:style-name="Source_5f_Text">chown</text:span>, команда <text:span text:style-name="Source_5f_Text">chgrp</text:span> змінює групу, якій належить файл. Наприклад, щоб встановити, що група <text:span text:style-name="Source_5f_Text">group</text:span> володіє файлом <text:span text:style-name="Source_5f_Text">owned-file</text:span>, використовують таку команду:</text:p>
      <text:p text:style-name="Preformatted_20_Text">chgrp group owned-file</text:p>
      <text:p text:style-name="First_20_paragraph">Команда <text:span text:style-name="Source_5f_Text">chmod</text:span> змінює «режим» файлу, тобто права доступу до файлу, які надаються користувача. Наприклад, щоб дати групі, якій належить файл, право на запис у файл <text:span text:style-name="Source_5f_Text">owned-file</text:span>, команду <text:span text:style-name="Source_5f_Text">chmod</text:span> використовують так:</text:p>
      <text:p text:style-name="Preformatted_20_Text">chmod g+w owned-file</text:p>
      <text:h text:style-name="Heading_20_3" text:outline-level="3"><text:bookmark-start text:name="команди-для-роботи-з-файлами-і-директоріями-в-операційних-системах-dos-і-windows"/>Команди для роботи з файлами і директоріями в операційних системах DOS і Windows<text:bookmark-end text:name="команди-для-роботи-з-файлами-і-директоріями-в-операційних-системах-dos-і-windows"/></text:h>
      <text:h text:style-name="Heading_20_4" text:outline-level="4"><text:bookmark-start text:name="перегляд-змісту-1"/>Перегляд змісту<text:bookmark-end text:name="перегляд-змісту-1"/></text:h>
      <text:p text:style-name="First_20_paragraph">Щоб переглянути зміст файлу в операційних системах DOS і Windows використовують команду <text:span text:style-name="Source_5f_Text">type</text:span>. Наприклад, щоб переглянути повний зміст файлу <text:span text:style-name="Source_5f_Text">file</text:span>, команду використовують так:</text:p>
      <text:p text:style-name="Preformatted_20_Text">type file</text:p>
      <text:p text:style-name="First_20_paragraph">Щоб переглянути зміст директорії, використовують команду <text:span text:style-name="Source_5f_Text">dir</text:span>:</text:p>
      <text:p text:style-name="Preformatted_20_Text">dir</text:p>
      <text:p text:style-name="First_20_paragraph">Таке використання виводить подробиці про кожен елемент у директорії. Однак, часто необхідно переглянути лише імена елементів. Для цього використовують параметр <text:span text:style-name="Source_5f_Text">/b</text:span>:</text:p>
      <text:p text:style-name="Preformatted_20_Text">dir /b</text:p>
      <text:h text:style-name="Heading_20_4" text:outline-level="4"><text:bookmark-start text:name="створення-1"/>Створення<text:bookmark-end text:name="створення-1"/></text:h>
      <text:p text:style-name="First_20_paragraph">В операційних системах DOS і Windows немає окремих команд, призначених для створення файлів. Однак, створити файли можна за допомогою перенаправлення потоків виведення. Наприклад, щоб створити пустий файл <text:span text:style-name="Source_5f_Text">new-file</text:span>, можна використати команду <text:span text:style-name="Source_5f_Text">type</text:span>, яка виводить зміст файлу <text:span text:style-name="Source_5f_Text">NUL</text:span> (пустий файл, аналог /dev/null) і перенаправляє його у файл <text:span text:style-name="Source_5f_Text">new-file</text:span>:</text:p>
      <text:p text:style-name="Preformatted_20_Text">type NUL &gt;&gt; new-file</text:p>
      <text:p text:style-name="First_20_paragraph">Щоб створити директорію, використовують команду <text:span text:style-name="Source_5f_Text">md</text:span>:</text:p>
      <text:p text:style-name="Preformatted_20_Text">md new-dir</text:p>
      <text:p text:style-name="First_20_paragraph">Якщо команда <text:span text:style-name="Source_5f_Text">md</text:span> запущена у командному рядку, в якому увімкнені розширення командного рядка, вона створюватиме усі проміжкові директорії, якщо вони не існують. У командному рядку Windows версій 2000 і пізніше розширення увімкнені за замовчуванням.</text:p>
      <text:h text:style-name="Heading_20_4" text:outline-level="4"><text:bookmark-start text:name="копіювання-1"/>Копіювання<text:bookmark-end text:name="копіювання-1"/></text:h>
      <text:p text:style-name="First_20_paragraph">Щоб скопіювати файл, використовують команду <text:span text:style-name="Source_5f_Text">copy</text:span>. Наприклад, щоб скопіювати файл <text:span text:style-name="Source_5f_Text">new-file</text:span> у файл <text:span text:style-name="Source_5f_Text">copied-file</text:span>:</text:p>
      <text:p text:style-name="Preformatted_20_Text">copy new-file copied-file</text:p>
      <text:p text:style-name="First_20_paragraph">Щоб скопіювати директорію, використовують команду <text:span text:style-name="Source_5f_Text">xcopy</text:span>. Наприклад, щоб скопіювати директорію <text:span text:style-name="Source_5f_Text">new-dir</text:span> у <text:span text:style-name="Source_5f_Text">copied-dir</text:span>:</text:p>
      <text:p text:style-name="Preformatted_20_Text">xcopy new-dir copied-dir</text:p>
      <text:p text:style-name="First_20_paragraph">Команда <text:span text:style-name="Source_5f_Text">xcopy</text:span> дозволяє копіювати як директорії, так і файли.</text:p>
      <text:h text:style-name="Heading_20_4" text:outline-level="4"><text:bookmark-start text:name="видалення-1"/><text:soft-page-break/>Видалення<text:bookmark-end text:name="видалення-1"/></text:h>
      <text:p text:style-name="First_20_paragraph">Щоб видалити файл, використовують команду <text:span text:style-name="Source_5f_Text">del</text:span>. Наприклад, щоб видалити файл <text:span text:style-name="Source_5f_Text">new-file</text:span>:</text:p>
      <text:p text:style-name="Preformatted_20_Text">del new-file</text:p>
      <text:p text:style-name="First_20_paragraph">Також можна видаляти файли в інтерактивному режимі за допомогою параметра <text:span text:style-name="Source_5f_Text">/P</text:span>. Щоб видалити директорію, використовують команду <text:span text:style-name="Source_5f_Text">rd</text:span>:</text:p>
      <text:p text:style-name="Preformatted_20_Text">rd new-dir</text:p>
      <text:h text:style-name="Heading_20_4" text:outline-level="4"><text:bookmark-start text:name="зміна-параметрів-1"/>Зміна параметрів<text:bookmark-end text:name="зміна-параметрів-1"/></text:h>
      <text:p text:style-name="First_20_paragraph">Щоб змінити параметри файлів або директорій, використовують команду <text:span text:style-name="Source_5f_Text">attrib</text:span>. Наприклад, щоб встановити (<text:span text:style-name="Source_5f_Text">+</text:span>) параметр «тільки для читання» (<text:span text:style-name="Source_5f_Text">R</text:span>) файлу <text:span text:style-name="Source_5f_Text">file1</text:span> виконують таку команду:</text:p>
      <text:p text:style-name="Preformatted_20_Text">attrib +R fil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uk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title>Комплексна контрольна робота з СПЗ</dc:title>
    <dc:description/>
    <dc:subject/>
    <meta:keyword/>
    <dc:language>uk</dc:language>
    <meta:initial-creator>Клокун В. Д.</meta:initial-creator>
    <meta:creation-date>2019-05-18T17:36:57Z</meta:creation-date>
    <dc:date>2019-05-18T20:38:15.067000000</dc:date>
    <meta:editing-duration>PT19S</meta:editing-duration>
    <meta:editing-cycles>1</meta:editing-cycles>
    <meta:document-statistic meta:table-count="2" meta:image-count="0" meta:object-count="0" meta:page-count="5" meta:paragraph-count="161" meta:word-count="1080" meta:character-count="7541" meta:non-whitespace-character-count="6619"/>
    <meta:user-defined meta:name="date">2019-05-18</meta:user-defined>
  </office:meta>
</office:document-meta>
</file>